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a4cd" officeooo:paragraph-rsid="0018a4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quivo v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20:23:24.762000000</meta:creation-date>
    <dc:date>2017-08-11T20:28:00.485000000</dc:date>
    <meta:editing-duration>PT4M38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4.4.3.2$Windows_x86 LibreOffice_project/88805f81e9fe61362df02b9941de8e38a9b5fd16</meta:generator>
  </office:meta>
</office:document-meta>
</file>